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Inter1" svg:font-family="Inter"/>
    <style:font-face style:name="Calibri" svg:font-family="Calibri" style:font-pitch="variable"/>
    <style:font-face style:name="Inter" svg:font-family="Inte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e343c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529cm" fo:min-width="0cm"/>
    </style:style>
    <style:style style:name="gr6" style:family="graphic" style:parent-style-name="standard">
      <style:graphic-properties draw:stroke="none" draw:fill="none" draw:fill-color="#ffffff" fo:min-height="21.53cm"/>
    </style:style>
    <style:style style:name="P1" style:family="paragraph">
      <loext:graphic-properties draw:fill="solid" draw:fill-color="#2e343c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color="#2e343c" style:font-name="Inter1" fo:font-size="14.1000003814697pt" fo:font-weight="bold" style:font-size-asian="14.1000003814697pt" style:font-name-complex="Inter1" style:font-size-complex="14.1000003814697pt" style:font-weight-complex="bold"/>
    </style:style>
    <style:style style:name="T2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style:style style:name="T4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5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919cm" svg:height="0.034cm" svg:x="3.577cm" svg:y="1.828cm" svg:viewBox="0 0 13920 35" draw:points="0,35 13920,35 13920,0 0,0">
          <text:p/>
        </draw:polygon>
        <draw:frame draw:style-name="gr2" draw:text-style-name="P3" draw:layer="layout" svg:width="14.268cm" svg:height="0.67cm" svg:x="3.577cm" svg:y="1.219cm">
          <draw:text-box>
            <text:p text:style-name="P2"><text:span text:style-name="T1">Smart Waste Management System for Metropolitan Cities </text:span></text:p>
          </draw:text-box>
        </draw:frame>
        <draw:frame draw:style-name="gr3" draw:text-style-name="P4" draw:layer="layout" svg:width="0.422cm" svg:height="0.425cm" svg:x="1.342cm" svg:y="2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915cm" svg:height="0.425cm" svg:x="1.342cm" svg:y="2.684cm">
          <draw:text-box>
            <text:p text:style-name="P2"><text:span text:style-name="T2">ASSIGNMENT 2</text:span><text:span text:style-name="T3">: </text:span></text:p>
          </draw:text-box>
        </draw:frame>
        <draw:frame draw:style-name="gr3" draw:text-style-name="P4" draw:layer="layout" svg:width="0.422cm" svg:height="0.425cm" svg:x="1.338cm" svg:y="3.30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8.548cm" svg:height="0.425cm" svg:x="1.338cm" svg:y="3.92cm">
          <draw:text-box>
            <text:p text:style-name="P2"><text:span text:style-name="T3">Build a python code, Assume u get temperature and humidity values (generated with random function to a </text:span></text:p>
          </draw:text-box>
        </draw:frame>
        <draw:frame draw:style-name="gr3" draw:text-style-name="P4" draw:layer="layout" svg:width="15.416cm" svg:height="0.425cm" svg:x="1.338cm" svg:y="4.437cm">
          <draw:text-box>
            <text:p text:style-name="P2"><text:span text:style-name="T3">variable) and write a condition to continuously detect alarm in case of high temperature. </text:span></text:p>
          </draw:text-box>
        </draw:frame>
        <draw:frame draw:style-name="gr4" draw:text-style-name="P5" draw:layer="layout" svg:width="0.388cm" svg:height="0.39cm" svg:x="1.27cm" svg:y="4.94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.103cm" svg:height="0.39cm" svg:x="1.27cm" svg:y="5.736cm">
          <draw:text-box>
            <text:p text:style-name="P2"><text:span text:style-name="T4">CODE:</text:span><text:span text:style-name="T5"> </text:span></text:p>
          </draw:text-box>
        </draw:frame>
        <draw:frame draw:style-name="gr4" draw:text-style-name="P5" draw:layer="layout" svg:width="2.5cm" svg:height="0.39cm" svg:x="2.223cm" svg:y="6.532cm">
          <draw:text-box>
            <text:p text:style-name="P2"><text:span text:style-name="T5">import random </text:span></text:p>
          </draw:text-box>
        </draw:frame>
        <draw:frame draw:style-name="gr4" draw:text-style-name="P5" draw:layer="layout" svg:width="3.118cm" svg:height="0.39cm" svg:x="2.223cm" svg:y="7.324cm">
          <draw:text-box>
            <text:p text:style-name="P2"><text:span text:style-name="T5">from time import * </text:span></text:p>
          </draw:text-box>
        </draw:frame>
        <draw:frame draw:style-name="gr4" draw:text-style-name="P5" draw:layer="layout" svg:width="1.704cm" svg:height="0.39cm" svg:x="2.223cm" svg:y="8.119cm">
          <draw:text-box>
            <text:p text:style-name="P2"><text:span text:style-name="T5">gate=True </text:span></text:p>
          </draw:text-box>
        </draw:frame>
        <draw:frame draw:style-name="gr4" draw:text-style-name="P5" draw:layer="layout" svg:width="1.983cm" svg:height="0.39cm" svg:x="2.223cm" svg:y="8.911cm">
          <draw:text-box>
            <text:p text:style-name="P2"><text:span text:style-name="T5">while(gate): </text:span></text:p>
          </draw:text-box>
        </draw:frame>
        <draw:frame draw:style-name="gr4" draw:text-style-name="P5" draw:layer="layout" svg:width="4.375cm" svg:height="0.39cm" svg:x="2.223cm" svg:y="9.703cm">
          <draw:text-box>
            <text:p text:style-name="P2"><text:span text:style-name="T5"><text:s text:c="4"/></text:span><text:span text:style-name="T5">t = random.randint(0,50) </text:span></text:p>
          </draw:text-box>
        </draw:frame>
        <draw:frame draw:style-name="gr4" draw:text-style-name="P5" draw:layer="layout" svg:width="4.646cm" svg:height="0.39cm" svg:x="2.223cm" svg:y="10.499cm">
          <draw:text-box>
            <text:p text:style-name="P2"><text:span text:style-name="T5"><text:s text:c="4"/></text:span><text:span text:style-name="T5">h = random.randint(10,50) </text:span></text:p>
          </draw:text-box>
        </draw:frame>
        <draw:frame draw:style-name="gr4" draw:text-style-name="P5" draw:layer="layout" svg:width="3.139cm" svg:height="0.39cm" svg:x="2.223cm" svg:y="11.291cm">
          <draw:text-box>
            <text:p text:style-name="P2"><text:span text:style-name="T5"><text:s text:c="4"/></text:span><text:span text:style-name="T5">if t&gt;45 and h&lt;40: </text:span></text:p>
          </draw:text-box>
        </draw:frame>
        <draw:frame draw:style-name="gr4" draw:text-style-name="P5" draw:layer="layout" svg:width="7.143cm" svg:height="0.39cm" svg:x="2.223cm" svg:y="12.086cm">
          <draw:text-box>
            <text:p text:style-name="P2"><text:span text:style-name="T5"><text:s text:c="8"/></text:span><text:span text:style-name="T5">print("Temperature =",t,"Humidity =",h) </text:span></text:p>
          </draw:text-box>
        </draw:frame>
        <draw:frame draw:style-name="gr4" draw:text-style-name="P5" draw:layer="layout" svg:width="3.871cm" svg:height="0.39cm" svg:x="2.223cm" svg:y="12.878cm">
          <draw:text-box>
            <text:p text:style-name="P2"><text:span text:style-name="T5"><text:s text:c="8"/></text:span><text:span text:style-name="T5">print("ALARM ON") </text:span></text:p>
          </draw:text-box>
        </draw:frame>
        <draw:frame draw:style-name="gr4" draw:text-style-name="P5" draw:layer="layout" svg:width="2.491cm" svg:height="0.39cm" svg:x="2.223cm" svg:y="13.674cm">
          <draw:text-box>
            <text:p text:style-name="P2"><text:span text:style-name="T5"><text:s text:c="8"/></text:span><text:span text:style-name="T5">gate=False </text:span></text:p>
          </draw:text-box>
        </draw:frame>
        <draw:frame draw:style-name="gr4" draw:text-style-name="P5" draw:layer="layout" svg:width="1.184cm" svg:height="0.39cm" svg:x="2.223cm" svg:y="14.465cm">
          <draw:text-box>
            <text:p text:style-name="P2"><text:span text:style-name="T5"><text:s text:c="4"/></text:span><text:span text:style-name="T5">else: </text:span></text:p>
          </draw:text-box>
        </draw:frame>
        <draw:frame draw:style-name="gr4" draw:text-style-name="P5" draw:layer="layout" svg:width="6.86cm" svg:height="0.39cm" svg:x="2.223cm" svg:y="15.257cm">
          <draw:text-box>
            <text:p text:style-name="P2"><text:span text:style-name="T5"><text:s text:c="8"/></text:span><text:span text:style-name="T5">print("Temperature =",t,"Humidity",h) </text:span></text:p>
          </draw:text-box>
        </draw:frame>
        <draw:frame draw:style-name="gr4" draw:text-style-name="P5" draw:layer="layout" svg:width="1.823cm" svg:height="0.39cm" svg:x="2.223cm" svg:y="16.053cm">
          <draw:text-box>
            <text:p text:style-name="P2"><text:span text:style-name="T5"><text:s text:c="4"/></text:span><text:span text:style-name="T5">sleep(1); </text:span></text:p>
          </draw:text-box>
        </draw:frame>
        <draw:frame draw:style-name="gr4" draw:text-style-name="P5" draw:layer="layout" svg:width="1.564cm" svg:height="0.39cm" svg:x="1.27cm" svg:y="16.845cm">
          <draw:text-box>
            <text:p text:style-name="P2"><text:span text:style-name="T4">OUTPUT: </text:span></text:p>
          </draw:text-box>
        </draw:frame>
        <draw:frame draw:style-name="gr4" draw:text-style-name="P5" draw:layer="layout" svg:width="0.388cm" svg:height="0.39cm" svg:x="2.223cm" svg:y="18.43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2.223cm" svg:y="21.60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2.223cm" svg:y="22.39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1.27cm" svg:y="24.7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1.297cm" svg:height="21.529cm" svg:x="3.232cm" svg:y="17.71cm">
          <draw:text-box>
            <text:p/>
          </draw:text-box>
        </draw:frame>
        <draw:frame draw:style-name="gr6" draw:text-style-name="P8" draw:layer="layout" svg:width="11.297cm" svg:height="21.53cm" svg:x="2.978cm" svg:y="17.516cm">
          <draw:text-box>
            <text:p text:style-name="P7"><text:span text:style-name="T6">Temperature = 20 Humidity 15</text:span></text:p>
            <text:p text:style-name="P7"><text:span text:style-name="T6">Temperature = 4 Humidity 12</text:span></text:p>
            <text:p text:style-name="P7"><text:span text:style-name="T6">Temperature = 29 Humidity 30</text:span></text:p>
            <text:p text:style-name="P7"><text:span text:style-name="T6">Temperature = 4 Humidity 33</text:span></text:p>
            <text:p text:style-name="P7"><text:span text:style-name="T6">Temperature = 24 Humidity 24</text:span></text:p>
            <text:p text:style-name="P7"><text:span text:style-name="T6">Temperature = 29 Humidity 25</text:span></text:p>
            <text:p text:style-name="P7"><text:span text:style-name="T6">Temperature = 12 Humidity 50</text:span></text:p>
            <text:p text:style-name="P7"><text:span text:style-name="T6">Temperature = 35 Humidity 42</text:span></text:p>
            <text:p text:style-name="P7"><text:span text:style-name="T6">Temperature = 5 Humidity 32</text:span></text:p>
            <text:p text:style-name="P7"><text:span text:style-name="T6">Temperature = 20 Humidity 27</text:span></text:p>
            <text:p text:style-name="P7"><text:span text:style-name="T6">Temperature = 4 Humidity 13</text:span></text:p>
            <text:p text:style-name="P7"><text:span text:style-name="T6">Temperature = 3 Humidity 33</text:span></text:p>
            <text:p text:style-name="P7"><text:span text:style-name="T6">Temperature = 43 Humidity 16</text:span></text:p>
            <text:p text:style-name="P7"><text:span text:style-name="T6">Temperature = 16 Humidity 38</text:span></text:p>
            <text:p text:style-name="P7"><text:span text:style-name="T6">Temperature = 34 Humidity 10</text:span></text:p>
            <text:p text:style-name="P7"><text:span text:style-name="T6">Temperature = 17 Humidity 22</text:span></text:p>
            <text:p text:style-name="P7"><text:span text:style-name="T6">Temperature = 22 Humidity 44</text:span></text:p>
            <text:p text:style-name="P7"><text:span text:style-name="T6">Temperature = 16 Humidity 33</text:span></text:p>
            <text:p text:style-name="P7"><text:span text:style-name="T6">Temperature = 2 Humidity 41</text:span></text:p>
            <text:p text:style-name="P7"><text:span text:style-name="T6">Temperature = 1 Humidity 28</text:span></text:p>
            <text:p text:style-name="P7"><text:span text:style-name="T6">Temperature = 45 Humidity 29</text:span></text:p>
            <text:p text:style-name="P7"><text:span text:style-name="T6">Temperature = 48 Humidity = 22</text:span></text:p>
            <text:p text:style-name="P7"><text:span text:style-name="T6">ALARM 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Inter1" svg:font-family="Inter"/>
    <style:font-face style:name="Calibri" svg:font-family="Calibri" style:font-pitch="variable"/>
    <style:font-face style:name="Inter" svg:font-family="Inte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2T14:36:00.889000000</dc:date>
    <meta:editing-duration>PT6M40S</meta:editing-duration>
    <meta:editing-cycles>1</meta:editing-cycles>
    <meta:document-statistic meta:object-count="29"/>
    <meta:generator>Trio_Office/6.2.8.2$Windows_x86 LibreOffice_project/</meta:generator>
  </office:meta>
</office:document-meta>
</file>